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9.293cm" fo:margin-left="-1.095cm" fo:break-before="page" table:align="left"/>
    </style:style>
    <style:style style:name="Tabla2.A" style:family="table-column">
      <style:table-column-properties style:column-width="19.293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cc" fo:font-weight="bold" officeooo:rsid="0022c2c8" officeooo:paragraph-rsid="0022c2c8" style:font-weight-asian="bold" style:font-weight-complex="bold"/>
    </style:style>
    <style:style style:name="P2" style:family="paragraph" style:parent-style-name="Standard">
      <style:text-properties fo:font-weight="bold" officeooo:rsid="00212333" officeooo:paragraph-rsid="0021233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f3e7" officeooo:paragraph-rsid="0017586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c51f3" officeooo:paragraph-rsid="002c51f3" style:font-weight-asian="bold" style:font-weight-complex="bold"/>
    </style:style>
    <style:style style:name="P5" style:family="paragraph" style:parent-style-name="Standard">
      <style:text-properties fo:font-weight="bold" officeooo:rsid="0031dc54" officeooo:paragraph-rsid="0031dc54" style:font-weight-asian="bold" style:font-weight-complex="bold"/>
    </style:style>
    <style:style style:name="P6" style:family="paragraph" style:parent-style-name="Standard">
      <style:text-properties officeooo:rsid="00154289" officeooo:paragraph-rsid="00154289"/>
    </style:style>
    <style:style style:name="P7" style:family="paragraph" style:parent-style-name="Standard">
      <style:text-properties officeooo:rsid="00212333" officeooo:paragraph-rsid="00212333"/>
    </style:style>
    <style:style style:name="P8" style:family="paragraph" style:parent-style-name="Standard">
      <style:text-properties officeooo:rsid="00212333" officeooo:paragraph-rsid="0022c2c8"/>
    </style:style>
    <style:style style:name="P9" style:family="paragraph" style:parent-style-name="Standard">
      <style:text-properties officeooo:rsid="00212333" officeooo:paragraph-rsid="002c0aa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f709e" officeooo:paragraph-rsid="002f709e" style:font-weight-asian="normal" style:font-weight-complex="normal"/>
    </style:style>
    <style:style style:name="P11" style:family="paragraph" style:parent-style-name="Standard">
      <style:text-properties officeooo:rsid="0031dc54" officeooo:paragraph-rsid="0031dc54"/>
    </style:style>
    <style:style style:name="P12" style:family="paragraph" style:parent-style-name="Standard">
      <style:text-properties officeooo:rsid="0022c2c8" officeooo:paragraph-rsid="00212333"/>
    </style:style>
    <style:style style:name="P13" style:family="paragraph" style:parent-style-name="Standard">
      <style:text-properties officeooo:rsid="002c0aa3" officeooo:paragraph-rsid="00324cea"/>
    </style:style>
    <style:style style:name="P14" style:family="paragraph" style:parent-style-name="Standard">
      <style:text-properties officeooo:rsid="00324cea" officeooo:paragraph-rsid="00324cea"/>
    </style:style>
    <style:style style:name="P15" style:family="paragraph" style:parent-style-name="Standard">
      <style:text-properties style:text-underline-style="solid" style:text-underline-width="auto" style:text-underline-color="font-color" officeooo:rsid="00324cea" officeooo:paragraph-rsid="00324cea"/>
    </style:style>
    <style:style style:name="P16" style:family="paragraph" style:parent-style-name="Standard">
      <style:text-properties officeooo:rsid="00327708" officeooo:paragraph-rsid="00327708"/>
    </style:style>
    <style:style style:name="P17" style:family="paragraph" style:parent-style-name="Standard">
      <style:paragraph-properties fo:text-align="start" style:justify-single-word="false"/>
      <style:text-properties fo:color="#3f7f5f" style:font-name="Monospace" fo:font-size="10pt" style:text-underline-style="none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officeooo:paragraph-rsid="00288ae2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6fdae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84cb2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text-underline-style="none" style:font-size-asian="10pt" style:font-size-complex="10pt"/>
    </style:style>
    <style:style style:name="P25" style:family="paragraph" style:parent-style-name="Standard" style:list-style-name="L1">
      <style:text-properties officeooo:rsid="0031dc54" officeooo:paragraph-rsid="0022c2c8"/>
    </style:style>
    <style:style style:name="P26" style:family="paragraph" style:parent-style-name="Standard" style:list-style-name="L1">
      <style:text-properties officeooo:rsid="0031dc54" officeooo:paragraph-rsid="0031dc54"/>
    </style:style>
    <style:style style:name="P27" style:family="paragraph" style:parent-style-name="Standard" style:list-style-name="L1">
      <style:text-properties officeooo:rsid="00212333" officeooo:paragraph-rsid="0031dc54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f709e" officeooo:paragraph-rsid="002f709e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88ae2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a3" style:font-weight-asian="bold" style:font-weight-complex="bold"/>
    </style:style>
    <style:style style:name="T3" style:family="text">
      <style:text-properties fo:font-weight="bold" officeooo:rsid="0031dc54" style:font-weight-asian="bold" style:font-weight-complex="bold"/>
    </style:style>
    <style:style style:name="T4" style:family="text">
      <style:text-properties fo:font-weight="bold" officeooo:rsid="00324cea" style:font-weight-asian="bold" style:font-weight-complex="bold"/>
    </style:style>
    <style:style style:name="T5" style:family="text">
      <style:text-properties fo:font-weight="bold" officeooo:rsid="003476bc" style:font-weight-asian="bold" style:font-weight-complex="bold"/>
    </style:style>
    <style:style style:name="T6" style:family="text">
      <style:text-properties fo:color="#3f7f5f" style:font-name="Monospace"/>
    </style:style>
    <style:style style:name="T7" style:family="text">
      <style:text-properties fo:color="#3f7f5f" style:font-name="Monospace" style:text-underline-style="none" fo:font-weight="normal" officeooo:rsid="00288ae2" style:font-weight-asian="normal" style:font-size-complex="10pt" style:font-weight-complex="normal"/>
    </style:style>
    <style:style style:name="T8" style:family="text">
      <style:text-properties fo:color="#3f7f5f" style:font-name="Monospace" style:text-underline-style="none" fo:font-weight="normal" officeooo:rsid="00288ae2" style:font-weight-asian="normal" style:font-weight-complex="normal"/>
    </style:style>
    <style:style style:name="T9" style:family="text">
      <style:text-properties fo:color="#3f7f5f" style:font-name="Monospace" officeooo:rsid="003569bc"/>
    </style:style>
    <style:style style:name="T10" style:family="text">
      <style:text-properties fo:color="#3f7f5f" style:font-name="Monospace" officeooo:rsid="0036fdae"/>
    </style:style>
    <style:style style:name="T11" style:family="text">
      <style:text-properties fo:color="#3f7f5f" style:font-name="Monospace" officeooo:rsid="00384cb2"/>
    </style:style>
    <style:style style:name="T12" style:family="text">
      <style:text-properties fo:color="#3f7f5f" style:font-name="Monospace" fo:font-size="10pt" style:text-underline-style="none" fo:font-weight="normal" officeooo:rsid="00288ae2" style:font-size-asian="10pt" style:font-weight-asian="normal" style:font-size-complex="10pt" style:font-weight-complex="normal"/>
    </style:style>
    <style:style style:name="T13" style:family="text">
      <style:text-properties fo:color="#7f0055" style:font-name="Monospace" fo:font-weight="bold" style:font-weight-asian="bold"/>
    </style:style>
    <style:style style:name="T14" style:family="text">
      <style:text-properties fo:color="#7f0055" style:font-name="Monospace" fo:font-weight="bold" style:font-weight-asian="bold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000000" style:font-name="Monospace"/>
    </style:style>
    <style:style style:name="T17" style:family="text">
      <style:text-properties fo:color="#000000" style:font-name="Monospace" style:text-underline-style="none" style:font-size-complex="10pt"/>
    </style:style>
    <style:style style:name="T18" style:family="text">
      <style:text-properties fo:color="#000000" style:font-name="Monospace" style:text-underline-style="none" fo:font-weight="normal" officeooo:rsid="00288ae2" style:font-weight-asian="normal" style:font-size-complex="10pt" style:font-weight-complex="normal"/>
    </style:style>
    <style:style style:name="T19" style:family="text">
      <style:text-properties fo:color="#000000" style:font-name="Monospace" style:text-underline-style="none" fo:font-weight="normal" officeooo:rsid="00288ae2" style:font-weight-asian="normal" style:font-weight-complex="normal"/>
    </style:style>
    <style:style style:name="T20" style:family="text">
      <style:text-properties fo:color="#000000" style:font-name="Monospace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style:font-name="Monospace" fo:font-style="italic" fo:background-color="#d4d4d4" loext:char-shading-value="0" style:font-style-asian="italic"/>
    </style:style>
    <style:style style:name="T22" style:family="text">
      <style:text-properties fo:color="#000000" style:font-name="Monospace" fo:font-style="italic" style:font-style-asian="italic"/>
    </style:style>
    <style:style style:name="T23" style:family="text">
      <style:text-properties fo:color="#000000" style:font-name="Monospace" fo:background-color="#d4d4d4" loext:char-shading-value="0"/>
    </style:style>
    <style:style style:name="T24" style:family="text">
      <style:text-properties fo:color="#000000" style:font-name="Monospace" officeooo:rsid="0036fdae"/>
    </style:style>
    <style:style style:name="T25" style:family="text">
      <style:text-properties fo:color="#000000" style:font-name="Monospace" officeooo:rsid="00384cb2"/>
    </style:style>
    <style:style style:name="T26" style:family="text">
      <style:text-properties fo:color="#000000" style:font-name="Monospace" fo:font-size="12pt" style:font-size-asian="12pt"/>
    </style:style>
    <style:style style:name="T27" style:family="text">
      <style:text-properties fo:color="#000000" style:font-name="Monospace" fo:font-size="12pt" style:text-underline-style="solid" style:text-underline-width="auto" style:text-underline-color="font-color" style:font-size-asian="12pt"/>
    </style:style>
    <style:style style:name="T28" style:family="text">
      <style:text-properties fo:color="#000000" style:font-name="Monospace" fo:font-size="12pt" fo:font-style="italic" style:font-size-asian="12pt" style:font-style-asian="italic"/>
    </style:style>
    <style:style style:name="T29" style:family="text">
      <style:text-properties fo:color="#000000" style:font-name="Monospace"/>
    </style:style>
    <style:style style:name="T30" style:family="text">
      <style:text-properties fo:color="#000000" style:font-name="Monospace" style:text-underline-style="solid" style:text-underline-width="auto" style:text-underline-color="font-color"/>
    </style:style>
    <style:style style:name="T31" style:family="text">
      <style:text-properties fo:color="#0000c0" style:font-name="Monospace"/>
    </style:style>
    <style:style style:name="T32" style:family="text">
      <style:text-properties fo:color="#0000c0" style:font-name="Monospace" fo:font-style="italic" fo:font-weight="bold" style:font-style-asian="italic" style:font-weight-asian="bold"/>
    </style:style>
    <style:style style:name="T33" style:family="text">
      <style:text-properties fo:color="#0000c0" style:font-name="Monospace" fo:font-style="italic" style:font-style-asian="italic"/>
    </style:style>
    <style:style style:name="T34" style:family="text">
      <style:text-properties fo:color="#0000c0" style:font-name="Monospace" fo:font-size="12pt" style:font-size-asian="12pt"/>
    </style:style>
    <style:style style:name="T35" style:family="text">
      <style:text-properties fo:color="#0000c0" style:font-name="Monospace" fo:font-size="12pt" fo:font-style="italic" style:font-size-asian="12pt" style:font-style-asian="italic"/>
    </style:style>
    <style:style style:name="T36" style:family="text">
      <style:text-properties fo:color="#0000c0" style:font-name="Monospace"/>
    </style:style>
    <style:style style:name="T37" style:family="text">
      <style:text-properties fo:color="#6a3e3e" style:font-name="Monospace"/>
    </style:style>
    <style:style style:name="T38" style:family="text">
      <style:text-properties fo:color="#2a00ff" style:font-name="Monospace"/>
    </style:style>
    <style:style style:name="T39" style:family="text">
      <style:text-properties fo:color="#2a00ff" style:font-name="Monospace" officeooo:rsid="00384cb2"/>
    </style:style>
    <style:style style:name="T40" style:family="text">
      <style:text-properties officeooo:rsid="0022c2c8"/>
    </style:style>
    <style:style style:name="T41" style:family="text">
      <style:text-properties officeooo:rsid="00291795"/>
    </style:style>
    <style:style style:name="T42" style:family="text">
      <style:text-properties officeooo:rsid="002a292b"/>
    </style:style>
    <style:style style:name="T43" style:family="text">
      <style:text-properties officeooo:rsid="0031dc54"/>
    </style:style>
    <style:style style:name="T44" style:family="text">
      <style:text-properties officeooo:rsid="00324cea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27708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8" style:family="text">
      <style:text-properties officeooo:rsid="00327708"/>
    </style:style>
    <style:style style:name="T49" style:family="text">
      <style:text-properties officeooo:rsid="003476bc"/>
    </style:style>
    <style:style style:name="T50" style:family="text">
      <style:text-properties officeooo:rsid="003c0426"/>
    </style:style>
    <style:style style:name="T51" style:family="text">
      <style:text-properties fo:color="#ff0000" style:font-name="Monospace" fo:font-size="12pt" style:text-underline-style="none" fo:font-weight="normal" officeooo:rsid="00288ae2" style:font-size-asian="12pt" style:font-weight-asian="normal" style:font-size-complex="10pt" style:font-weight-complex="normal"/>
    </style:style>
    <style:style style:name="T52" style:family="text">
      <style:text-properties fo:color="#ff0000" style:font-name="Monospace" style:text-underline-style="none" fo:font-weight="normal" officeooo:rsid="00288ae2" style:font-weight-asian="normal" style:font-weight-complex="normal"/>
    </style:style>
    <style:style style:name="T53" style:family="text">
      <style:text-properties fo:color="#ff0000" fo:font-size="12pt" style:font-size-asian="12pt"/>
    </style:style>
    <style:style style:name="T54" style:family="text">
      <style:text-properties fo:color="#ff0000"/>
    </style:style>
    <style:style style:name="T55" style:family="text">
      <style:text-properties fo:color="#005032" style:font-name="Monospace" fo:font-size="12pt" style:font-size-asian="12pt"/>
    </style:style>
    <style:style style:name="T56" style:family="text">
      <style:text-properties fo:color="#005032" style:font-name="Monospace"/>
    </style:style>
    <style:style style:name="T57" style:family="text">
      <style:text-properties fo:color="#557f5f" style:font-name="Monospace" fo:font-size="12pt" style:font-size-asian="12pt"/>
    </style:style>
    <style:style style:name="T58" style:family="text">
      <style:text-properties fo:color="#557f5f" style:font-name="Monospace"/>
    </style:style>
    <style:style style:name="T59" style:family="text">
      <style:text-properties fo:color="#557f5f" style:font-name="Monospace" officeooo:rsid="003d3a1f"/>
    </style:style>
    <style:style style:name="T60" style:family="text">
      <style:text-properties fo:color="#22804c" style:font-name="Monospace" fo:font-size="12pt" fo:font-weight="bold" style:font-size-asian="12pt" style:font-weight-asian="bold"/>
    </style:style>
    <style:style style:name="T61" style:family="text">
      <style:text-properties fo:color="#22804c" style:font-name="Monospace" fo:font-weight="bold" style:font-weight-asian="bold"/>
    </style:style>
    <style:style style:name="T62" style:family="text">
      <style:text-properties fo:color="#c21b30" style:font-name="Monospace" fo:font-size="12pt" fo:font-weight="bold" style:font-size-asian="12pt" style:font-weight-asian="bold"/>
    </style:style>
    <style:style style:name="T63" style:family="text">
      <style:text-properties fo:color="#c21b30" style:font-name="Monospace"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JERCICIO SOBRE POO EN <text:span text:style-name="T50">PHP</text:span> - I<text:span text:style-name="T41">II</text:span></text:p>
      <text:p text:style-name="P6"/>
      <text:p text:style-name="P7"><text:span text:style-name="T40">Se desea i</text:span>mplementar una clase denominada<text:span text:style-name="T1"> </text:span><text:span text:style-name="T3">Coche</text:span> <text:span text:style-name="T40">que codifique el funcionamiento básico de una vehículo. Para ello se definen los siguientes atributos y métodos</text:span></text:p>
      <text:p text:style-name="P7"/>
      <text:p text:style-name="P2">Atributos: <text:span text:style-name="T40">Todos privados</text:span></text:p>
      <text:p text:style-name="P5"><text:s text:c="5"/></text:p>
      <text:p text:style-name="P8"><text:span text:style-name="T43">Atributos de instancia:</text:span> </text:p>
      <text:list xml:id="list1263933637" text:style-name="L1">
        <text:list-item>
          <text:p text:style-name="P25">Modelo: <text:s/>Una cadena con el modelo de vehículo.</text:p>
        </text:list-item>
        <text:list-item>
          <text:p text:style-name="P26">Distancia Total: Total de kilómetros recorridos</text:p>
        </text:list-item>
        <text:list-item>
          <text:p text:style-name="P26">Distancia Parcial: Total de kilómetros desde que el coche se ha arrancado</text:p>
        </text:list-item>
        <text:list-item>
          <text:p text:style-name="P26">Motor: Arrancado o parado ( true / false)</text:p>
        </text:list-item>
        <text:list-item>
          <text:p text:style-name="P26">Velocidad: Un entero con la velocidad en km/h</text:p>
        </text:list-item>
        <text:list-item>
          <text:p text:style-name="P27"><text:span text:style-name="T43">VelocidadMax : Máxima velocidad con la que puede circular el vehículo </text:span><text:s/></text:p>
        </text:list-item>
      </text:list>
      <text:p text:style-name="P8"><text:s text:c="3"/></text:p>
      <text:p text:style-name="P2">Métodos:</text:p>
      <text:p text:style-name="P7">1) <text:s/><text:span text:style-name="T2">C</text:span><text:span text:style-name="T1">onstructor: </text:span>donde <text:span text:style-name="T42">se indica el Modelo del coche y el máximo de velocidad, el resto de atributos se inicial izan <text:s/>a cero con el motor apagado</text:span></text:p>
      <text:p text:style-name="P7"/>
      <text:p text:style-name="P9">2) <text:s/><text:span text:style-name="T3">Arrancar</text:span><text:span text:style-name="T43">: Activa el motor.</text:span></text:p>
      <text:p text:style-name="P9"/>
      <text:p text:style-name="P11">3) <text:span text:style-name="T1">Parar: </text:span>Para el motor y pone el contador parcial a 0 km <text:span text:style-name="T44">y la velocidad a 0</text:span></text:p>
      <text:p text:style-name="P11"/>
      <text:p text:style-name="P11">4) <text:span text:style-name="T1">Acelera:</text:span> Incrementa la velocidad en un cantidad</text:p>
      <text:p text:style-name="P9"/>
      <text:p text:style-name="P13"><text:span text:style-name="T43">5</text:span>) <text:span text:style-name="T3">Frena:</text:span><text:span text:style-name="T43"> Decrementa la velocidad en un cantidad</text:span></text:p>
      <text:p text:style-name="P13"/>
      <text:p text:style-name="P14">6) <text:span text:style-name="T1">Recorre:</text:span> Incrementa los kilómetros en la velocidad que lleve el coche</text:p>
      <text:p text:style-name="P13"/>
      <text:p text:style-name="P13"><text:span text:style-name="T44">6) </text:span><text:span text:style-name="T4">Info:</text:span><text:span text:style-name="T44"> Muestra el modelo, la velocidad actual, el estado, kilómetros parciales y totales</text:span></text:p>
      <text:p text:style-name="P13"/>
      <text:p text:style-name="P14">7) <text:span text:style-name="T1">getKilometro</text:span>s : Me devuelve la distancia recorrida desde que se arranco.</text:p>
      <text:p text:style-name="P7"/>
      <text:p text:style-name="P14">8) <text:span text:style-name="T1">infoError</text:span> es un <text:span text:style-name="T47">método privado</text:span> que muestra <text:s/>que se ha intentado realizar una operación errónea sobre el coche. </text:p>
      <text:p text:style-name="P14"/>
      <text:p text:style-name="P15">Condiciones a cumplir: </text:p>
      <text:p text:style-name="P14"/>
      <text:p text:style-name="P14">1) No se puede arrancar el coche si <text:s/>ya se ha arrancado.</text:p>
      <text:p text:style-name="P14">2) No se puede superar la velocidad máxima</text:p>
      <text:p text:style-name="P14">3) No se puede frenar si la velocidad es 0</text:p>
      <text:p text:style-name="P14">4) No se puede parar si el coche ya está parado</text:p>
      <text:p text:style-name="P14">5) Si el coche esta parado no se puede frenar, acelerar o recorrer</text:p>
      <text:p text:style-name="P14"/>
      <text:p text:style-name="P14">Si no se cumple la condiciones <text:span text:style-name="T48">los método implicados devolverán </text:span><text:span text:style-name="T46">false</text:span><text:span text:style-name="T48"> indicando que la operación no se ha podido realizar y <text:s/>llamarán</text:span> a<text:span text:style-name="T45"> infoErro</text:span>r para que escriba un mensaje informativo.</text:p>
      <text:p text:style-name="P16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CLASE <text:span text:style-name="T44">Coche</text:span> - COMPLETAR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30"><text:span text:style-name="T8"><text:s/></text:span><text:span text:style-name="T52">&lt;?php</text:span></text:p>
            <text:p text:style-name="P32"><text:span text:style-name="T13">namespace </text:span><text:span text:style-name="T16">pruebas00\taller\POO;</text:span></text:p>
            <text:p text:style-name="P31"/>
            <text:p text:style-name="P32"><text:span text:style-name="T13">class </text:span><text:span text:style-name="T56">Coche</text:span></text:p>
            <text:p text:style-name="P32"><text:span text:style-name="T16">{</text:span></text:p>
            <text:p text:style-name="P32"><text:span text:style-name="T16"><text:s text:c="4"/></text:span><text:span text:style-name="T58">// Definir los atributos</text:span></text:p>
            <text:p text:style-name="P32"><text:span text:style-name="T16"><text:s text:c="4"/></text:span></text:p>
            <text:p text:style-name="P32"><text:span text:style-name="T16"><text:s text:c="4"/></text:span></text:p>
            <text:p text:style-name="P32"><text:span text:style-name="T16"><text:s text:c="4"/></text:span><text:span text:style-name="T58">// Completar los métodos</text:span></text:p>
            <text:p text:style-name="P32"><text:span text:style-name="T16"><text:s text:c="4"/></text:span></text:p>
            <text:p text:style-name="P32"><text:span text:style-name="T16"><text:s text:c="4"/></text:span><text:span text:style-name="T13">function</text:span><text:span text:style-name="T16"> __construct ( </text:span><text:span text:style-name="T13">String </text:span><text:span text:style-name="T30">$modelo</text:span><text:span text:style-name="T16">, </text:span><text:span text:style-name="T13">int </text:span><text:span text:style-name="T30">$velocidadMax</text:span><text:span text:style-name="T16">){</text:span></text:p>
            <text:p text:style-name="P32"><text:span text:style-name="T16"><text:s text:c="8"/>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<text:s/>arrancar():</text:span><text:span text:style-name="T13">bool</text:span><text:span text:style-name="T16">{</text:span></text:p>
            <text:p text:style-name="P32"><text:span text:style-name="T16"><text:s text:c="8"/></text:span><text:span text:style-name="T13">return true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parar():</text:span><text:span text:style-name="T13">bool</text:span><text:span text:style-name="T16">{</text:span></text:p>
            <text:p text:style-name="P32"><text:span text:style-name="T16"><text:s text:c="8"/></text:span><text:span text:style-name="T13">return true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acelera( </text:span><text:span text:style-name="T13">int </text:span><text:span text:style-name="T30">$cantidad</text:span><text:span text:style-name="T16">):</text:span><text:span text:style-name="T13">bool</text:span><text:span text:style-name="T16">{</text:span></text:p>
            <text:p text:style-name="P32"><text:span text:style-name="T16"><text:s text:c="8"/></text:span><text:span text:style-name="T13">return true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frena ( </text:span><text:span text:style-name="T13">int </text:span><text:span text:style-name="T30">$cantidad</text:span><text:span text:style-name="T16">):</text:span><text:span text:style-name="T13">bool</text:span><text:span text:style-name="T16">{</text:span></text:p>
            <text:p text:style-name="P32"><text:span text:style-name="T16"><text:s text:c="8"/></text:span><text:span text:style-name="T13">return true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recorre ():</text:span><text:span text:style-name="T13">bool</text:span><text:span text:style-name="T16">{</text:span></text:p>
            <text:p text:style-name="P32"><text:span text:style-name="T16"><text:s text:c="8"/></text:span><text:span text:style-name="T13">return true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info():</text:span><text:span text:style-name="T13">string</text:span><text:span text:style-name="T16">{</text:span></text:p>
            <text:p text:style-name="P32"><text:span text:style-name="T16"><text:s text:c="8"/></text:span><text:span text:style-name="T13">return </text:span><text:span text:style-name="T31">""</text:span><text:span text:style-name="T16">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1">public </text:span><text:span text:style-name="T13">function</text:span><text:span text:style-name="T16"> getKilometros():</text:span><text:span text:style-name="T13">int</text:span><text:span text:style-name="T16">{</text:span></text:p>
            <text:p text:style-name="P32"><text:span text:style-name="T16"><text:s text:c="8"/></text:span><text:span text:style-name="T13">return </text:span><text:span text:style-name="T16">0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<text:s text:c="4"/></text:span><text:span text:style-name="T63">private </text:span><text:span text:style-name="T13">function</text:span><text:span text:style-name="T16"> infoError( </text:span><text:span text:style-name="T13">String </text:span><text:span text:style-name="T30">$mensaje</text:span><text:span text:style-name="T16">):</text:span><text:span text:style-name="T13">void</text:span><text:span text:style-name="T16">{</text:span></text:p>
            <text:p text:style-name="P32"><text:span text:style-name="T16"><text:s text:c="8"/></text:span></text:p>
            <text:p text:style-name="P32"><text:span text:style-name="T16"><text:s text:c="4"/>}<text:tab/></text:span></text:p>
            <text:p text:style-name="P32"><text:span text:style-name="T16">}</text:span></text:p>
            <text:p text:style-name="P30"><text:span text:style-name="T19"/></text:p>
          </table:table-cell>
        </table:table-row>
      </table:table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/*</text:p>
            <text:p text:style-name="P20"><text:span text:style-name="T6"><text:s/>* <text:s/></text:span><text:span text:style-name="T9">CLASE DE PRUEBA: Realiza una s</text:span><text:span text:style-name="T6">imulación sencilla de una carrera de coches</text:span></text:p>
            <text:p text:style-name="P24"><text:s/>*/</text:p>
            <text:p text:style-name="P23"/>
            <text:p text:style-name="P18"><text:span text:style-name="T54">&lt;?php</text:span></text:p>
            <text:p text:style-name="P32"><text:span text:style-name="T13">namespace </text:span><text:span text:style-name="T16">pruebas00\taller\POO;</text:span></text:p>
            <text:p text:style-name="P32"><text:span text:style-name="T13">include_once </text:span><text:span text:style-name="T31">"Coche.php"</text:span><text:span text:style-name="T16">;</text:span></text:p>
            <text:p text:style-name="P31"/>
            <text:p text:style-name="P32"><text:span text:style-name="T13">const</text:span><text:span text:style-name="T16"> </text:span><text:span text:style-name="T33">META</text:span><text:span text:style-name="T16"> = 500; <text:s text:c="8"/></text:span><text:span text:style-name="T58">// 500 kilómetros</text:span></text:p>
            <text:p text:style-name="P32"><text:span text:style-name="T16">$parrilla= []; <text:s text:c="11"/></text:span><text:span text:style-name="T58">// Array de coches con 5 coches</text:span></text:p>
            <text:p text:style-name="P31"/>
            <text:p text:style-name="P32"><text:span text:style-name="T58">// Creo </text:span><text:span text:style-name="T59">5</text:span><text:span text:style-name="T58"> coches</text:span></text:p>
            <text:p text:style-name="P32"><text:span text:style-name="T16">$parrilla [0] = </text:span><text:span text:style-name="T13">new </text:span><text:span text:style-name="T56">Coche</text:span><text:span text:style-name="T16"> (</text:span><text:span text:style-name="T31">"Ferrari"</text:span><text:span text:style-name="T16">,300);</text:span></text:p>
            <text:p text:style-name="P32"><text:span text:style-name="T16">$parrilla [1] = </text:span><text:span text:style-name="T13">new </text:span><text:span text:style-name="T56">Coche</text:span><text:span text:style-name="T16"> (</text:span><text:span text:style-name="T31">"600"</text:span><text:span text:style-name="T16">,100);</text:span></text:p>
            <text:p text:style-name="P32"><text:span text:style-name="T16">$parrilla [2] = </text:span><text:span text:style-name="T13">new </text:span><text:span text:style-name="T56">Coche</text:span><text:span text:style-name="T16"> (</text:span><text:span text:style-name="T31">"BMW"</text:span><text:span text:style-name="T16">,220);</text:span></text:p>
            <text:p text:style-name="P32"><text:span text:style-name="T16">$parrilla [3] = </text:span><text:span text:style-name="T13">new </text:span><text:span text:style-name="T56">Coche</text:span><text:span text:style-name="T16"> (</text:span><text:span text:style-name="T31">"Seat"</text:span><text:span text:style-name="T16">,150);</text:span></text:p>
            <text:p text:style-name="P32"><text:span text:style-name="T16">$parrilla [4] = </text:span><text:span text:style-name="T13">new </text:span><text:span text:style-name="T56">Coche</text:span><text:span text:style-name="T16"> (</text:span><text:span text:style-name="T31">"La Cabra"</text:span><text:span text:style-name="T16">,10);</text:span></text:p>
            <text:p text:style-name="P31"/>
            <text:p text:style-name="P32"><text:span text:style-name="T58">// Test de pruebas todos deben generar errores</text:span></text:p>
            <text:p text:style-name="P31"/>
            <text:p text:style-name="P32"><text:span text:style-name="T16">$c1 = $parrilla[0];</text:span></text:p>
            <text:p text:style-name="P32"><text:span text:style-name="T16">$c2 = $parrilla[1];</text:span></text:p>
            <text:p text:style-name="P32"><text:span text:style-name="T16">$c1-&gt;acelera(10);</text:span></text:p>
            <text:p text:style-name="P32"><text:span text:style-name="T16">$c2-&gt;frena(20);</text:span></text:p>
            <text:p text:style-name="P32"><text:span text:style-name="T16">$c1-&gt;parar();</text:span></text:p>
            <text:p text:style-name="P32"><text:span text:style-name="T16">$c2-&gt;recorre();</text:span></text:p>
            <text:p text:style-name="P31"/>
            <text:p text:style-name="P32"><text:span text:style-name="T58">// Arranquen los motores</text:span></text:p>
            <text:p text:style-name="P32"><text:span text:style-name="T13">for </text:span><text:span text:style-name="T16">($i=0; $i&lt; </text:span><text:span text:style-name="T22">count</text:span><text:span text:style-name="T16">($parrilla); $i++){</text:span></text:p>
            <text:p text:style-name="P32"><text:span text:style-name="T16"><text:s text:c="4"/>$parrilla[$i]-&gt;arrancar();</text:span></text:p>
            <text:p text:style-name="P32"><text:span text:style-name="T16">}</text:span></text:p>
            <text:p text:style-name="P31"/>
            <text:p text:style-name="P32"><text:span text:style-name="T58">// Comienza la carrera !!!!</text:span></text:p>
            <text:p text:style-name="P32"><text:span text:style-name="T13">do </text:span><text:span text:style-name="T16">{</text:span></text:p>
            <text:p text:style-name="P32"><text:span text:style-name="T16"><text:s text:c="4"/></text:span><text:span text:style-name="T13">for </text:span><text:span text:style-name="T16">($i = 0; $i &lt; </text:span><text:span text:style-name="T22">count</text:span><text:span text:style-name="T16">($parrilla); $i++) {</text:span></text:p>
            <text:p text:style-name="P32"><text:span text:style-name="T16"><text:s text:c="8"/>$parrilla[$i]-&gt;acelera(</text:span><text:span text:style-name="T22">random_int</text:span><text:span text:style-name="T16">(0, 20));</text:span></text:p>
            <text:p text:style-name="P32"><text:span text:style-name="T16"><text:s text:c="8"/>$parrilla[$i]-&gt;recorre();</text:span></text:p>
            <text:p text:style-name="P32"><text:span text:style-name="T16"><text:s text:c="8"/>$parrilla[$i]-&gt;frena(</text:span><text:span text:style-name="T22">random_int</text:span><text:span text:style-name="T16">(0,10));</text:span></text:p>
            <text:p text:style-name="P32"><text:span text:style-name="T16"><text:s text:c="8"/></text:span><text:span text:style-name="T13">echo </text:span><text:span text:style-name="T31">" &lt;br&gt; "</text:span><text:span text:style-name="T16">.$parrilla[$i]-&gt;info();</text:span></text:p>
            <text:p text:style-name="P32"><text:span text:style-name="T16"><text:s text:c="4"/>}</text:span></text:p>
            <text:p text:style-name="P32"><text:span text:style-name="T16"><text:s text:c="4"/></text:span></text:p>
            <text:p text:style-name="P32"><text:span text:style-name="T16">} </text:span><text:span text:style-name="T13">while </text:span><text:span text:style-name="T16">( ! </text:span><text:span text:style-name="T22">alcanzarMeta</text:span><text:span text:style-name="T16"> ( $parrilla, </text:span><text:span text:style-name="T33">META</text:span><text:span text:style-name="T16">) );</text:span></text:p>
            <text:p text:style-name="P31"/>
            <text:p text:style-name="P31"/>
            <text:p text:style-name="P32"><text:span text:style-name="T58">// Ordena la tabla para mostrar la clasificación</text:span></text:p>
            <text:p text:style-name="P32"><text:span text:style-name="T22">ordenarClasificacion</text:span><text:span text:style-name="T16"> ( $parrilla);</text:span></text:p>
            <text:p text:style-name="P31"/>
            <text:p text:style-name="P32"><text:span text:style-name="T58">// Muestra la clasificación</text:span></text:p>
            <text:p text:style-name="P32"><text:span text:style-name="T13">for</text:span><text:span text:style-name="T16">($i=0; $i&lt; </text:span><text:span text:style-name="T22">count</text:span><text:span text:style-name="T16">($parrilla); $i++){</text:span></text:p>
            <text:p text:style-name="P32"><text:span text:style-name="T16"><text:s text:c="4"/></text:span><text:span text:style-name="T13">echo </text:span><text:span text:style-name="T16">($i+1).</text:span><text:span text:style-name="T31">"º Clasificado "</text:span><text:span text:style-name="T16">. $parrilla[$i]-&gt;info().</text:span><text:span text:style-name="T31">"&lt;br&gt;"</text:span><text:span text:style-name="T16">;</text:span></text:p>
            <text:p text:style-name="P32"><text:span text:style-name="T16">}</text:span></text:p>
            <text:p text:style-name="P31"/>
            <text:p text:style-name="P32"><text:span text:style-name="T58">// MÉTODOS AUXILIARES</text:span></text:p>
            <text:p text:style-name="P32"><text:span text:style-name="T58">// Devuelve verdadero si hay algun coche que haya recorrido la distancia indicada.</text:span></text:p>
            <text:p text:style-name="P31"/>
            <text:p text:style-name="P32"><text:span text:style-name="T13">function</text:span><text:span text:style-name="T16"> </text:span><text:span text:style-name="T22">alcanzarMeta</text:span><text:span text:style-name="T16"> ( </text:span><text:span text:style-name="T13">array </text:span><text:span text:style-name="T30">$tcoches</text:span><text:span text:style-name="T16">, </text:span><text:span text:style-name="T13">int </text:span><text:span text:style-name="T30">$distancia</text:span><text:span text:style-name="T16">):</text:span><text:span text:style-name="T13">bool</text:span><text:span text:style-name="T16">{</text:span></text:p>
            <text:p text:style-name="P32"><text:span text:style-name="T16"><text:s text:c="3"/></text:span></text:p>
            <text:p text:style-name="P32"><text:span text:style-name="T16"><text:s text:c="3"/></text:span><text:span text:style-name="T13">return true</text:span><text:span text:style-name="T16">;</text:span></text:p>
            <text:p text:style-name="P32"><text:span text:style-name="T16">}</text:span></text:p>
            <text:p text:style-name="P31"/>
            <text:p text:style-name="P32"><text:span text:style-name="T58">// Ordeno la tabla de objetos por los kilometros recorridos</text:span></text:p>
            <text:p text:style-name="P32"><text:span text:style-name="T13">function</text:span><text:span text:style-name="T16"> </text:span><text:span text:style-name="T22">ordenarClasificacion</text:span><text:span text:style-name="T16"> ( </text:span><text:span text:style-name="T13">array </text:span><text:span text:style-name="T30">$tcoches</text:span><text:span text:style-name="T16">):</text:span><text:span text:style-name="T13">void</text:span><text:span text:style-name="T16">{</text:span></text:p>
            <text:p text:style-name="P32"><text:span text:style-name="T16"><text:s text:c="4"/></text:span></text:p>
            <text:p text:style-name="P32"><text:span text:style-name="T16">}</text:span></text:p>
            <text:p text:style-name="P18"><text:span text:style-name="T16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73cm" fo:margin-bottom="0.92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23:06:17.570531443</meta:creation-date>
    <dc:date>2019-12-27T11:53:19.823556035</dc:date>
    <meta:editing-duration>PT2H39M25S</meta:editing-duration>
    <meta:editing-cycles>16</meta:editing-cycles>
    <meta:generator>LibreOffice/6.0.7.3$Linux_X86_64 LibreOffice_project/00m0$Build-3</meta:generator>
    <meta:document-statistic meta:table-count="2" meta:image-count="0" meta:object-count="0" meta:page-count="3" meta:paragraph-count="126" meta:word-count="589" meta:character-count="4024" meta:non-whitespace-character-count="3246"/>
  </office:meta>
</office:document-meta>
</file>